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officeooo:paragraph-rsid="0007d4c9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 style:master-page-name="Numeriranje">
      <style:paragraph-properties style:page-number="3"/>
      <style:text-properties officeooo:rsid="0007d4c9" officeooo:paragraph-rsid="0007d4c9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d4c9" officeooo:paragraph-rsid="0007d4c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07d4c9" officeooo:paragraph-rsid="0007d4c9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07d4c9" officeooo:paragraph-rsid="0007d4c9" style:font-size-asian="16pt" style:font-size-complex="16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Liberation Serif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page3R_mcid3"/>FAKULTET ELEKTROTEHNIKE, RAČUNARSTVA I<text:line-break/>INFORMACIJSKIH TEHNOLOGIJA OSIJEK</text:p>
      <text:p text:style-name="Standard"/>
      <text:p text:style-name="Standard"/>
      <text:p text:style-name="P7"><text:bookmark text:name="page3R_mcid5"/>Sveučilišni studij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bookmark text:name="page3R_mcid19"/>Računarstvo usluga i analiza podataka</text:p>
      <text:p text:style-name="Standard"/>
      <text:p text:style-name="Standard"/>
      <text:p text:style-name="Standard"/>
      <text:p text:style-name="P10"><text:bookmark text:name="page3R_mcid21"/>SEMINARSKI RAD</text:p>
      <text:p text:style-name="Standard"/>
      <text:p text:style-name="Standard"/>
      <text:p text:style-name="P5">Klasifikacija slika korištenjem konvolucijske neuronske mrež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ražen Bertić i Davorin Miličević</text:p>
      <text:p text:style-name="P6"/>
      <text:p text:style-name="P4">Osijek, 2023. godin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"><text:a xlink:type="simple" xlink:href="#__RefHeading___Toc207_625523506" text:style-name="Index_20_Link" text:visited-style-name="Index_20_Link">1. UVOD<text:tab/>3</text:a></text:p>
        </text:index-body>
      </text:table-of-content>
      <text:p text:style-name="P4"/>
      <text:h text:style-name="P3" text:outline-level="1"><text:bookmark-start text:name="__RefHeading___Toc207_625523506"/>1. UVOD<text:bookmark-end text:name="__RefHeading___Toc207_625523506"/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roj4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Numeriranje" style:page-layout-name="Mpm2" style:next-style-name="Standard"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9:05:08.385038225</meta:creation-date>
    <dc:date>2023-01-16T19:14:28.161753377</dc:date>
    <meta:editing-duration>PT9M20S</meta:editing-duration>
    <meta:editing-cycles>1</meta:editing-cycles>
    <meta:document-statistic meta:table-count="0" meta:image-count="0" meta:object-count="0" meta:page-count="3" meta:paragraph-count="11" meta:word-count="37" meta:character-count="281" meta:non-whitespace-character-count="253"/>
    <meta:generator>LibreOffice/7.3.7.2$Linux_X86_64 LibreOffice_project/30$Build-2</meta:generator>
  </office:meta>
</office:document-meta>
</file>